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3" svg:font-family="'Times New Roman'" style:font-family-generic="roman" style:font-pitch="variable"/>
    <style:font-face style:name="Times New Roman1"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automatic-styles>
    <style:style style:name="RequisitosFuncionais" style:family="table">
      <style:table-properties style:width="16cm" table:align="margins"/>
    </style:style>
    <style:style style:name="RequisitosFuncionais.A" style:family="table-column">
      <style:table-column-properties style:column-width="1.392cm" style:rel-column-width="5700*"/>
    </style:style>
    <style:style style:name="RequisitosFuncionais.B" style:family="table-column">
      <style:table-column-properties style:column-width="3.314cm" style:rel-column-width="13575*"/>
    </style:style>
    <style:style style:name="RequisitosFuncionais.C" style:family="table-column">
      <style:table-column-properties style:column-width="2.785cm" style:rel-column-width="11407*"/>
    </style:style>
    <style:style style:name="RequisitosFuncionais.D" style:family="table-column">
      <style:table-column-properties style:column-width="8.509cm" style:rel-column-width="34853*"/>
    </style:style>
    <style:style style:name="RequisitosFuncionais.A1" style:family="table-cell">
      <style:table-cell-properties fo:padding="0.097cm" fo:border-left="0.05pt solid #000000" fo:border-right="none" fo:border-top="0.05pt solid #000000" fo:border-bottom="0.05pt solid #000000"/>
    </style:style>
    <style:style style:name="RequisitosFuncionais.D1" style:family="table-cell">
      <style:table-cell-properties fo:padding="0.097cm" fo:border="0.05pt solid #000000"/>
    </style:style>
    <style:style style:name="RequisitosFuncionais.A2" style:family="table-cell">
      <style:table-cell-properties fo:padding="0.097cm" fo:border-left="0.05pt solid #000000" fo:border-right="none" fo:border-top="none" fo:border-bottom="0.05pt solid #000000"/>
    </style:style>
    <style:style style:name="RequisitosFuncionais.D2"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style:font-name="Times New Roman3" fo:font-size="10pt" style:font-size-asian="10pt" style:font-size-complex="10pt"/>
    </style:style>
    <style:style style:name="P2" style:family="paragraph" style:parent-style-name="ABNT_20_-_20_Capa">
      <style:text-properties officeooo:paragraph-rsid="00092f8c"/>
    </style:style>
    <style:style style:name="P3" style:family="paragraph" style:parent-style-name="ABNT_20_-_20_Capa">
      <style:text-properties officeooo:rsid="002a170c" officeooo:paragraph-rsid="002a170c"/>
    </style:style>
    <style:style style:name="P4" style:family="paragraph" style:parent-style-name="ABNT_20_-_20_Capa">
      <style:text-properties fo:text-transform="uppercase" style:font-name="Times New Roman" fo:font-weight="bold" officeooo:rsid="006c6b7f" officeooo:paragraph-rsid="006c6b7f"/>
    </style:style>
    <style:style style:name="P5" style:family="paragraph" style:parent-style-name="ABNT_20_-_20_Capa">
      <style:text-properties fo:text-transform="uppercase" style:font-name="Times New Roman" fo:font-weight="bold" officeooo:rsid="006c6b7f" officeooo:paragraph-rsid="006c6b7f" fo:background-color="transparent"/>
    </style:style>
    <style:style style:name="P6" style:family="paragraph" style:parent-style-name="ABNT_20_-_20_Capa">
      <style:text-properties officeooo:rsid="006c6b7f" officeooo:paragraph-rsid="006c6b7f"/>
    </style:style>
    <style:style style:name="P7" style:family="paragraph" style:parent-style-name="ABNT_20_-_20_Capa">
      <style:text-properties fo:font-weight="normal" officeooo:rsid="006c6b7f" officeooo:paragraph-rsid="006c6b7f" style:font-weight-asian="normal" style:font-weight-complex="normal"/>
    </style:style>
    <style:style style:name="P8" style:family="paragraph" style:parent-style-name="ABNT_20_-_20_Títulos_20_centralizados">
      <style:paragraph-properties fo:break-before="page"/>
    </style:style>
    <style:style style:name="P9" style:family="paragraph" style:parent-style-name="ABNT_20_-_20_Corpo_20_de_20_texto">
      <style:text-properties officeooo:rsid="006d984a" officeooo:paragraph-rsid="006d984a"/>
    </style:style>
    <style:style style:name="P10" style:family="paragraph" style:parent-style-name="Contents_20_1">
      <style:paragraph-properties>
        <style:tab-stops>
          <style:tab-stop style:position="2cm"/>
          <style:tab-stop style:position="16cm" style:type="right" style:leader-style="dotted" style:leader-text="."/>
        </style:tab-stops>
      </style:paragraph-properties>
    </style:style>
    <style:style style:name="P11" style:family="paragraph" style:parent-style-name="Contents_20_2">
      <style:paragraph-properties>
        <style:tab-stops>
          <style:tab-stop style:position="2cm"/>
          <style:tab-stop style:position="16cm" style:type="right" style:leader-style="dotted" style:leader-text="."/>
        </style:tab-stops>
      </style:paragraph-properties>
    </style:style>
    <style:style style:name="P12" style:family="paragraph" style:parent-style-name="Table_20_Contents">
      <style:paragraph-properties fo:margin-left="0cm" fo:margin-right="0cm" fo:text-indent="0cm" style:auto-text-indent="false"/>
      <style:text-properties style:font-name="Times New Roman"/>
    </style:style>
    <style:style style:name="P13" style:family="paragraph" style:parent-style-name="Table_20_Contents">
      <style:paragraph-properties fo:margin-left="0cm" fo:margin-right="0cm" fo:text-indent="0cm" style:auto-text-indent="false"/>
      <style:text-properties style:font-name="Times New Roman" officeooo:rsid="006ee682" officeooo:paragraph-rsid="006ee682"/>
    </style:style>
    <style:style style:name="P14" style:family="paragraph" style:parent-style-name="Table_20_Contents">
      <style:paragraph-properties fo:margin-left="0cm" fo:margin-right="0cm" fo:text-indent="0cm" style:auto-text-indent="false"/>
      <style:text-properties style:font-name="Times New Roman" fo:font-weight="bold" officeooo:rsid="006ee682" officeooo:paragraph-rsid="006ee682" style:font-weight-asian="bold" style:font-weight-complex="bold"/>
    </style:style>
    <style:style style:name="P15" style:family="paragraph" style:parent-style-name="ABNT_20_-_20_Título_20_2">
      <style:text-properties fo:text-transform="uppercase" style:font-name="Times New Roman"/>
    </style:style>
    <style:style style:name="P16" style:family="paragraph" style:parent-style-name="ABNT_20_-_20_Título_20_2">
      <style:text-properties fo:text-transform="uppercase" style:font-name="Times New Roman" officeooo:rsid="006c6b7f"/>
    </style:style>
    <style:style style:name="P17" style:family="paragraph" style:parent-style-name="ABNT_20_-_20_Título_20_1" style:master-page-name="Index">
      <style:paragraph-properties style:page-number="auto"/>
      <style:text-properties fo:text-transform="uppercase" style:font-name="Times New Roman" fo:font-weight="bold" officeooo:rsid="006c6b7f" officeooo:paragraph-rsid="006c6b7f"/>
    </style:style>
    <style:style style:name="P18" style:family="paragraph" style:parent-style-name="ABNT_20_-_20_Corpo_20_de_20_texto">
      <style:text-properties fo:text-transform="uppercase" style:font-name="Times New Roman"/>
    </style:style>
    <style:style style:name="P19" style:family="paragraph" style:parent-style-name="ABNT_20_-_20_Corpo_20_de_20_texto">
      <style:text-properties officeooo:rsid="0075bcfc" officeooo:paragraph-rsid="0075bcfc"/>
    </style:style>
    <style:style style:name="P20" style:family="paragraph" style:parent-style-name="ABNT_20_-_20_Corpo_20_de_20_texto">
      <style:paragraph-properties fo:margin-left="0cm" fo:margin-right="0cm" fo:text-indent="0cm" style:auto-text-indent="false"/>
      <style:text-properties officeooo:rsid="0075bcfc" officeooo:paragraph-rsid="0075bcfc"/>
    </style:style>
    <style:style style:name="P21" style:family="paragraph" style:parent-style-name="Table_20_Contents">
      <style:paragraph-properties fo:margin-left="0cm" fo:margin-right="0cm" fo:text-indent="0cm" style:auto-text-indent="false"/>
      <style:text-properties style:font-name="Times New Roman" officeooo:rsid="007033d9" officeooo:paragraph-rsid="007033d9"/>
    </style:style>
    <style:style style:name="P22" style:family="paragraph" style:parent-style-name="Table_20_Contents">
      <style:paragraph-properties fo:margin-left="0cm" fo:margin-right="0cm" fo:text-indent="0cm" style:auto-text-indent="false"/>
      <style:text-properties style:font-name="Times New Roman" officeooo:rsid="007033d9" officeooo:paragraph-rsid="0071444c"/>
    </style:style>
    <style:style style:name="P23" style:family="paragraph" style:parent-style-name="Table_20_Contents">
      <style:paragraph-properties fo:margin-left="0cm" fo:margin-right="0cm" fo:text-indent="0cm" style:auto-text-indent="false"/>
      <style:text-properties style:font-name="Times New Roman" officeooo:rsid="007033d9" officeooo:paragraph-rsid="0072e66d"/>
    </style:style>
    <style:style style:name="P24" style:family="paragraph" style:parent-style-name="Table_20_Contents">
      <style:paragraph-properties fo:margin-left="0cm" fo:margin-right="0cm" fo:text-indent="0cm" style:auto-text-indent="false"/>
      <style:text-properties style:font-name="Times New Roman" officeooo:rsid="007033d9" officeooo:paragraph-rsid="00737dc3"/>
    </style:style>
    <style:style style:name="P25" style:family="paragraph" style:parent-style-name="Table_20_Contents">
      <style:paragraph-properties fo:margin-left="0cm" fo:margin-right="0cm" fo:text-indent="0cm" style:auto-text-indent="false"/>
      <style:text-properties style:font-name="Times New Roman" officeooo:rsid="0071444c" officeooo:paragraph-rsid="0071444c"/>
    </style:style>
    <style:style style:name="P26" style:family="paragraph" style:parent-style-name="Table_20_Contents">
      <style:paragraph-properties fo:margin-left="0cm" fo:margin-right="0cm" fo:text-indent="0cm" style:auto-text-indent="false"/>
      <style:text-properties style:font-name="Times New Roman" officeooo:rsid="0072e66d" officeooo:paragraph-rsid="0072e66d"/>
    </style:style>
    <style:style style:name="P27" style:family="paragraph" style:parent-style-name="Table_20_Contents">
      <style:paragraph-properties fo:margin-left="0cm" fo:margin-right="0cm" fo:text-indent="0cm" style:auto-text-indent="false"/>
      <style:text-properties style:font-name="Times New Roman" officeooo:rsid="00737dc3" officeooo:paragraph-rsid="00737dc3"/>
    </style:style>
    <style:style style:name="P28" style:family="paragraph" style:parent-style-name="Table_20_Contents">
      <style:paragraph-properties fo:margin-left="0cm" fo:margin-right="0cm" fo:text-indent="0cm" style:auto-text-indent="false"/>
      <style:text-properties style:font-name="Times New Roman" officeooo:rsid="00737dc3" officeooo:paragraph-rsid="0073edc4"/>
    </style:style>
    <style:style style:name="P29" style:family="paragraph" style:parent-style-name="Table_20_Contents">
      <style:paragraph-properties fo:margin-left="0cm" fo:margin-right="0cm" fo:text-indent="0cm" style:auto-text-indent="false"/>
      <style:text-properties style:font-name="Times New Roman" officeooo:rsid="0073edc4" officeooo:paragraph-rsid="0073edc4"/>
    </style:style>
    <style:style style:name="P30" style:family="paragraph" style:parent-style-name="Table_20_Contents">
      <style:paragraph-properties fo:margin-left="0cm" fo:margin-right="0cm" fo:text-indent="0cm" style:auto-text-indent="false"/>
      <style:text-properties style:font-name="Times New Roman" officeooo:rsid="007033d9" officeooo:paragraph-rsid="007033d9"/>
    </style:style>
    <style:style style:name="P31" style:family="paragraph" style:parent-style-name="Table_20_Contents">
      <style:paragraph-properties fo:margin-left="0cm" fo:margin-right="0cm" fo:text-indent="0cm" style:auto-text-indent="false"/>
      <style:text-properties style:font-name="Times New Roman" officeooo:rsid="0071444c" officeooo:paragraph-rsid="0071444c"/>
    </style:style>
    <style:style style:name="P32" style:family="paragraph" style:parent-style-name="Table_20_Contents">
      <style:paragraph-properties fo:margin-left="0cm" fo:margin-right="0cm" fo:text-indent="0cm" style:auto-text-indent="false"/>
      <style:text-properties style:font-name="Times New Roman" officeooo:rsid="00737dc3" officeooo:paragraph-rsid="00737dc3"/>
    </style:style>
    <style:style style:name="P33" style:family="paragraph" style:parent-style-name="Table_20_Contents">
      <style:paragraph-properties fo:margin-left="0cm" fo:margin-right="0cm" fo:text-indent="0cm" style:auto-text-indent="false"/>
      <style:text-properties style:font-name="Times New Roman" officeooo:rsid="0073edc4" officeooo:paragraph-rsid="0073edc4"/>
    </style:style>
    <style:style style:name="T1" style:family="text">
      <style:text-properties fo:text-transform="uppercase" style:font-name="Times New Roman"/>
    </style:style>
    <style:style style:name="T2" style:family="text">
      <style:text-properties fo:text-transform="uppercase" style:font-name="Times New Roman" fo:font-weight="bold"/>
    </style:style>
    <style:style style:name="T3" style:family="text">
      <style:text-properties fo:text-transform="uppercase" style:font-name="Times New Roman" fo:font-weight="bold" officeooo:rsid="00092f8c"/>
    </style:style>
    <style:style style:name="T4" style:family="text">
      <style:text-properties fo:text-transform="uppercase" style:font-name="Times New Roman" fo:font-weight="bold" officeooo:rsid="00688487"/>
    </style:style>
    <style:style style:name="T5" style:family="text">
      <style:text-properties fo:text-transform="uppercase" style:font-name="Times New Roman" officeooo:rsid="006c6b7f"/>
    </style:style>
    <style:style style:name="T6" style:family="text">
      <style:text-properties fo:text-transform="uppercase" style:font-name="Times New Roman" officeooo:rsid="006d984a"/>
    </style:style>
    <style:style style:name="T7" style:family="text">
      <style:text-properties fo:text-transform="uppercase" style:font-name="Times New Roman" officeooo:rsid="0075bcfc"/>
    </style:style>
    <style:style style:name="T8" style:family="text">
      <style:text-properties fo:text-transform="uppercase" fo:color="#000000" style:font-name="Times New Roman" fo:font-weight="bold" officeooo:rsid="006c6b7f" fo:background-color="transparent" loext:char-shading-value="0"/>
    </style:style>
    <style:style style:name="T9" style:family="text">
      <style:text-properties fo:text-transform="uppercase" fo:color="#000000" style:font-name="Times New Roman" fo:font-weight="bold" officeooo:rsid="00092f8c" fo:background-color="transparent" loext:char-shading-value="0"/>
    </style:style>
    <style:style style:name="T10" style:family="text">
      <style:text-properties officeooo:rsid="0071444c"/>
    </style:style>
    <style:style style:name="T11" style:family="text">
      <style:text-properties officeooo:rsid="0072e66d"/>
    </style:style>
    <style:style style:name="T12" style:family="text">
      <style:text-properties officeooo:rsid="00737dc3"/>
    </style:style>
    <style:style style:name="T13" style:family="text">
      <style:text-properties officeooo:rsid="0073edc4"/>
    </style:style>
    <style:style style:name="T14" style:family="text">
      <style:text-properties officeooo:rsid="0075bcfc"/>
    </style:style>
    <style:style style:name="T15" style:family="text">
      <style:text-properties officeooo:rsid="0077318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Quadro"/>
        <text:sequence-decl text:display-outline-level="0" text:name="Gráfico"/>
      </text:sequence-decls>
      <text:p text:style-name="ABNT_20_-_20_Capa">UNIVERSIDADE FEDERAL DA FRONTEIRA SUL</text:p>
      <text:p text:style-name="ABNT_20_-_20_Capa">CAMPUS <text:span text:style-name="T8">CHAPECÓ</text:span></text:p>
      <text:p text:style-name="P2"><text:span text:style-name="T3">CURSO DE Ciênc</text:span><text:span text:style-name="T9">ia</text:span><text:span text:style-name="T8"> da computação </text:span></text:p>
      <text:p text:style-name="ABNT_20_-_20_Capa"/>
      <text:p text:style-name="ABNT_20_-_20_Capa"/>
      <text:p text:style-name="ABNT_20_-_20_Capa"/>
      <text:p text:style-name="ABNT_20_-_20_Capa"/>
      <text:p text:style-name="ABNT_20_-_20_Capa"/>
      <text:p text:style-name="ABNT_20_-_20_Capa"/>
      <text:p text:style-name="ABNT_20_-_20_Capa"/>
      <text:p text:style-name="P4">luiz <text:s/>h. r. faccio</text:p>
      <text:p text:style-name="P4">gabrielli g. lara</text:p>
      <text:p text:style-name="ABNT_20_-_20_Capa"/>
      <text:p text:style-name="ABNT_20_-_20_Capa"/>
      <text:p text:style-name="ABNT_20_-_20_Capa"/>
      <text:p text:style-name="ABNT_20_-_20_Capa"/>
      <text:p text:style-name="ABNT_20_-_20_Capa"/>
      <text:p text:style-name="P6">trabalho integrador – parte 1</text:p>
      <text:p text:style-name="P7">Elicitação e especificação de requisitos</text:p>
      <text:p text:style-name="ABNT_20_-_20_Capa"/>
      <text:p text:style-name="P3"/>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ABNT_20_-_20_Capa"/>
      <text:p text:style-name="P5">chapecó</text:p>
      <text:p text:style-name="P6"><text:span text:style-name="T4">2</text:span><text:span text:style-name="T2">023</text:span></text:p>
      <text:p text:style-name="P8">sumário</text:p>
      <text:table-of-content text:style-name="Sect1" text:protected="true" text:name="Índice1">
        <text:table-of-content-source text:outline-level="10">
          <text:index-title-template text:style-name="Contents_20_Heading"/>
          <text:table-of-content-entry-template text:outline-level="1" text:style-name="Contents_20_1">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ab-stop style:type="left" style:position="2cm" style:leader-char=" "/>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text:a xlink:type="simple" xlink:href="#__RefHeading__611_1891838044" text:style-name="Index_20_Link" text:visited-style-name="Index_20_Link">1<text:tab/>Empresa<text:tab/>3</text:a></text:p>
          <text:p text:style-name="P11"><text:a xlink:type="simple" xlink:href="#__RefHeading__613_1891838044" text:style-name="Index_20_Link" text:visited-style-name="Index_20_Link">1.1<text:tab/>Identificação<text:tab/>3</text:a></text:p>
          <text:p text:style-name="P11"><text:a xlink:type="simple" xlink:href="#__RefHeading__615_1891838044" text:style-name="Index_20_Link" text:visited-style-name="Index_20_Link">1.2<text:tab/>ENTREVISTADOS<text:tab/>3</text:a></text:p>
          <text:p text:style-name="P11"><text:a xlink:type="simple" xlink:href="#__RefHeading__617_1891838044" text:style-name="Index_20_Link" text:visited-style-name="Index_20_Link">1.3<text:tab/>FUNCIONAMENTO DA EMPRESA<text:tab/>3</text:a></text:p>
          <text:p text:style-name="P11"><text:a xlink:type="simple" xlink:href="#__RefHeading__619_1891838044" text:style-name="Index_20_Link" text:visited-style-name="Index_20_Link">1.4<text:tab/>PROBLEMAS ENCONTRADOS<text:tab/>3</text:a></text:p>
          <text:p text:style-name="P11"><text:a xlink:type="simple" xlink:href="#__RefHeading__621_1891838044" text:style-name="Index_20_Link" text:visited-style-name="Index_20_Link">1.5<text:tab/>NECESSIDADES E EXPECTATIVAS<text:tab/>3</text:a></text:p>
          <text:p text:style-name="P10"><text:a xlink:type="simple" xlink:href="#__RefHeading__623_1891838044" text:style-name="Index_20_Link" text:visited-style-name="Index_20_Link">2<text:tab/>Requisitos<text:tab/>4</text:a></text:p>
          <text:p text:style-name="P11"><text:a xlink:type="simple" xlink:href="#__RefHeading__625_1891838044" text:style-name="Index_20_Link" text:visited-style-name="Index_20_Link">2.1<text:tab/>Requisitos funcionais<text:tab/>4</text:a></text:p>
          <text:p text:style-name="P10"><text:a xlink:type="simple" xlink:href="#__RefHeading__627_1891838044" text:style-name="Index_20_Link" text:visited-style-name="Index_20_Link">3<text:tab/>github<text:tab/>5</text:a></text:p>
        </text:index-body>
      </text:table-of-content>
      <text:p text:style-name="ABNT_20_-_20_Corpo_20_de_20_texto"/>
      <text:p text:style-name="ABNT_20_-_20_Corpo_20_de_20_texto"/>
      <text:h text:style-name="P17" text:outline-level="1"><text:bookmark-start text:name="__RefHeading__611_1891838044"/>Empresa<text:bookmark-end text:name="__RefHeading__611_1891838044"/></text:h>
      <text:h text:style-name="ABNT_20_-_20_Título_20_2" text:outline-level="2"><text:bookmark-start text:name="__RefHeading__613_1891838044"/><text:span text:style-name="T1">Identificação</text:span><text:bookmark-end text:name="__RefHeading__613_1891838044"/></text:h>
      <text:p text:style-name="P19">A empresa escolhida para o desenvolvimento do trabalho é a Embarque 22. É uma agência de viagens que presta serviços de […...........] e está no mercado a […] anos.</text:p>
      <text:h text:style-name="P15" text:outline-level="2"><text:bookmark-start text:name="__RefHeading__615_1891838044"/>ENTREVISTAD<text:span text:style-name="T14">O</text:span>S<text:bookmark-end text:name="__RefHeading__615_1891838044"/></text:h>
      <text:p text:style-name="ABNT_20_-_20_Corpo_20_de_20_texto"><text:span text:style-name="T1"><text:tab/></text:span>Entrev<text:span text:style-name="T14">istamos Drieli [….], dona da Embarque 22 no mesmo ambiente que estavam os demais colaboradores, assim enquanto dialogávamos com ela pudemos ouvir opiniões de todos.</text:span></text:p>
      <text:h text:style-name="P15" text:outline-level="2"><text:bookmark-start text:name="__RefHeading__617_1891838044"/>FUNCIONAMENTO DA EMPRESA<text:bookmark-end text:name="__RefHeading__617_1891838044"/></text:h>
      <text:p text:style-name="ABNT_20_-_20_Corpo_20_de_20_texto"><text:span text:style-name="T14">A</text:span>aaa</text:p>
      <text:h text:style-name="ABNT_20_-_20_Título_20_2" text:outline-level="2"><text:bookmark-start text:name="__RefHeading__619_1891838044"/><text:span text:style-name="T1">PROBL</text:span><text:span text:style-name="T5">E</text:span><text:span text:style-name="T1">MAS ENCONTRADOS</text:span><text:bookmark-end text:name="__RefHeading__619_1891838044"/></text:h>
      <text:p text:style-name="ABNT_20_-_20_Corpo_20_de_20_texto"><text:span text:style-name="T7">A</text:span> <text:span text:style-name="T14">agência ainda não possui um software para auxiliar na área da organização pessoal de cada agente, o que facilitaria na administração dos diversos clientes e afazeres específicos de cada colaborador, ou mesmo um software para auxiliar na área das finanças gerando relatórios com estatísticas úteis, compilando e armazenando informações sobre as vendas, clientes e agentes da empresa.</text:span></text:p>
      <text:h text:style-name="P16" text:outline-level="2"><text:bookmark-start text:name="__RefHeading__621_1891838044"/>NECESSIDADES E EXPECTATIVAS<text:bookmark-end text:name="__RefHeading__621_1891838044"/></text:h>
      <text:p text:style-name="P20"><text:tab/>Dada a ausência de uma ferramenta para auxiliar no dia-a-dia dos colaboradores e também unificar e armazenar dados dos trabalhos executados, combinou-se que na conclusão do projeto esperava-se ter um software digital que fosse capaz de facilitar os trabalhos <text:soft-page-break/>manuais dos agentes <text:span text:style-name="T15">(</text:span>lembrando-os de acontecimentos <text:span text:style-name="T15">prestes a ocorrer</text:span> e disponibilizando um repositório de anotações e lembretes<text:span text:style-name="T15">)</text:span> <text:span text:style-name="T15">bem como auxiliar na gerência da empresa através do salvamento e compilação de informações de viagens vendidas, clientes, destinos, interesses e colaboradores.</text:span></text:p>
      <text:h text:style-name="ABNT_20_-_20_Título_20_1" text:outline-level="1"><text:bookmark-start text:name="__RefHeading__623_1891838044"/><text:span text:style-name="T5">R</text:span><text:span text:style-name="T1">equisitos</text:span><text:bookmark-end text:name="__RefHeading__623_1891838044"/></text:h>
      <text:h text:style-name="P15" text:outline-level="2"><text:bookmark-start text:name="__RefHeading__625_1891838044"/>Requisitos funcionais<text:bookmark-end text:name="__RefHeading__625_1891838044"/></text:h>
      <table:table table:name="RequisitosFuncionais" table:style-name="RequisitosFuncionais">
        <table:table-column table:style-name="RequisitosFuncionais.A"/>
        <table:table-column table:style-name="RequisitosFuncionais.B"/>
        <table:table-column table:style-name="RequisitosFuncionais.C"/>
        <table:table-column table:style-name="RequisitosFuncionais.D"/>
        <table:table-row>
          <table:table-cell table:style-name="RequisitosFuncionais.A1" office:value-type="string">
            <text:p text:style-name="P14">ID</text:p>
          </table:table-cell>
          <table:table-cell table:style-name="RequisitosFuncionais.A1" office:value-type="string">
            <text:p text:style-name="P14">REQUISTO</text:p>
          </table:table-cell>
          <table:table-cell table:style-name="RequisitosFuncionais.A1" office:value-type="string">
            <text:p text:style-name="P14">USUÁRIO</text:p>
          </table:table-cell>
          <table:table-cell table:style-name="RequisitosFuncionais.D1" office:value-type="string">
            <text:p text:style-name="P14">DESCRIÇÃO</text:p>
          </table:table-cell>
        </table:table-row>
        <table:table-row>
          <table:table-cell table:style-name="RequisitosFuncionais.A2" office:value-type="string">
            <text:p text:style-name="P13">RF01</text:p>
          </table:table-cell>
          <table:table-cell table:style-name="RequisitosFuncionais.A2" office:value-type="string">
            <text:p text:style-name="P21">Efetuar login</text:p>
          </table:table-cell>
          <table:table-cell table:style-name="RequisitosFuncionais.A2" office:value-type="string">
            <text:p text:style-name="P21">Agente, Administrador</text:p>
          </table:table-cell>
          <table:table-cell table:style-name="RequisitosFuncionais.D2" office:value-type="string">
            <text:p text:style-name="P21">Para fazer o login o usuário deve fornecer seu e-mail e senha. A dashboard inicial deve apresentar suas funções conforme o cargo do usuário.</text:p>
          </table:table-cell>
        </table:table-row>
        <table:table-row>
          <table:table-cell table:style-name="RequisitosFuncionais.A2" office:value-type="string">
            <text:p text:style-name="P13">RF02</text:p>
          </table:table-cell>
          <table:table-cell table:style-name="RequisitosFuncionais.A2" office:value-type="string">
            <text:p text:style-name="P21">Dashboard Inicial</text:p>
          </table:table-cell>
          <table:table-cell table:style-name="RequisitosFuncionais.A2" office:value-type="string">
            <text:p text:style-name="P21">Agente</text:p>
          </table:table-cell>
          <table:table-cell table:style-name="RequisitosFuncionais.D2" office:value-type="string">
            <text:p text:style-name="P21">Deve possuir uma aba lateral que habilite o usuário cadastrar lembretes com uma descrição e data em que foi cadastrado. Acima da barra lateral, deve existir um botão que fique destacado quando possuir notificações, estas que devem ser: quando um cliente estiver de aniversário e quando um cliente estiver próximo da data de embarque. Ademais, a dashboard deve possuir botoes para cadastrar clientes, viagens/vendas, destinos e interesses.</text:p>
          </table:table-cell>
        </table:table-row>
        <table:table-row>
          <table:table-cell table:style-name="RequisitosFuncionais.A2" office:value-type="string">
            <text:p text:style-name="P12">RF03</text:p>
          </table:table-cell>
          <table:table-cell table:style-name="RequisitosFuncionais.A2" office:value-type="string">
            <text:p text:style-name="P21">Dashboard inicial</text:p>
          </table:table-cell>
          <table:table-cell table:style-name="RequisitosFuncionais.A2" office:value-type="string">
            <text:p text:style-name="P21">Administrador</text:p>
          </table:table-cell>
          <table:table-cell table:style-name="RequisitosFuncionais.D2" office:value-type="string">
            <text:p text:style-name="P21">Deve possuir botões e filtros para gerar relatórios de acordo com datas, agentes, destinos e interesses.</text:p>
          </table:table-cell>
        </table:table-row>
        <table:table-row>
          <table:table-cell table:style-name="RequisitosFuncionais.A2" office:value-type="string">
            <text:p text:style-name="P21">RF04</text:p>
          </table:table-cell>
          <table:table-cell table:style-name="RequisitosFuncionais.A2" office:value-type="string">
            <text:p text:style-name="P21">Manter cadastro de agentes</text:p>
          </table:table-cell>
          <table:table-cell table:style-name="RequisitosFuncionais.A2" office:value-type="string">
            <text:p text:style-name="P21">Administrador</text:p>
          </table:table-cell>
          <table:table-cell table:style-name="RequisitosFuncionais.D2" office:value-type="string">
            <text:p text:style-name="P21">O sistema deve ser capaz de cadastrar e alterar cadastros de agentes. Cada agente deve possuir nome, cpf, endereço, data de nascimento, <text:span text:style-name="T10">salário, acordos/comissão, se possui férias, número de vendas, valor das vendas. Deve existir um histórico de alterações feitas no perfil de um agente.</text:span></text:p>
          </table:table-cell>
        </table:table-row>
        <table:table-row>
          <table:table-cell table:style-name="RequisitosFuncionais.A2" office:value-type="string">
            <text:p text:style-name="P21">RF05</text:p>
          </table:table-cell>
          <table:table-cell table:style-name="RequisitosFuncionais.A2" office:value-type="string">
            <text:p text:style-name="P21">Manter cadastro de clientes</text:p>
          </table:table-cell>
          <table:table-cell table:style-name="RequisitosFuncionais.A2" office:value-type="string">
            <text:p text:style-name="P21">Agente</text:p>
          </table:table-cell>
          <table:table-cell table:style-name="RequisitosFuncionais.D2" office:value-type="string">
            <text:p text:style-name="P21">O sistema deve ser capaz de cadastrar e alterar cadastros de clientes. Cada cadastro deve conter: nome completo, CPF e foto do documento de identificação, <text:span text:style-name="T10">data de nascimento/idade, endereço, trabalho, renda, acompanhantes(nome, documento, data de nascimento) e eventuais observações.</text:span></text:p>
          </table:table-cell>
        </table:table-row>
        <table:table-row>
          <table:table-cell table:style-name="RequisitosFuncionais.A2" office:value-type="string">
            <text:p text:style-name="P25">RF06</text:p>
          </table:table-cell>
          <table:table-cell table:style-name="RequisitosFuncionais.A2" office:value-type="string">
            <text:p text:style-name="P26">Manter o cadastro de destinos</text:p>
          </table:table-cell>
          <table:table-cell table:style-name="RequisitosFuncionais.A2" office:value-type="string">
            <text:p text:style-name="P26">Agente</text:p>
          </table:table-cell>
          <table:table-cell table:style-name="RequisitosFuncionais.D2" office:value-type="string">
            <text:p text:style-name="P23">O sistema deve ser capaz de cadastrar e alterar cadastros de clientes. <text:span text:style-name="T11">Cada destino deve possuir um nome e a quantidade de clientes que já compraram uma viagem para lá.</text:span></text:p>
          </table:table-cell>
        </table:table-row>
        <table:table-row>
          <table:table-cell table:style-name="RequisitosFuncionais.A2" office:value-type="string">
            <text:p text:style-name="P25">RF07</text:p>
          </table:table-cell>
          <table:table-cell table:style-name="RequisitosFuncionais.A2" office:value-type="string">
            <text:p text:style-name="P25">Manter cadastro de vendas/viagens</text:p>
          </table:table-cell>
          <table:table-cell table:style-name="RequisitosFuncionais.A2" office:value-type="string">
            <text:p text:style-name="P25">Agente</text:p>
          </table:table-cell>
          <table:table-cell table:style-name="RequisitosFuncionais.D2" office:value-type="string">
            <text:p text:style-name="P22">O sistema deve ser capaz de cadastrar e <text:span text:style-name="T10">excluir</text:span> <text:span text:style-name="T10">vendas/viagens. Cada venda deve incluir: </text:span><text:soft-page-break/><text:span text:style-name="T10">destino, hotel, data de embarque, data de venda, valor da tarifa, valor das taxas, over, valor total, número do orçamento, operadora, agente que realizou a venda, número de noites da viagem, cliente e eventuais observações. </text:span></text:p>
          </table:table-cell>
        </table:table-row>
        <table:table-row>
          <table:table-cell table:style-name="RequisitosFuncionais.A2" office:value-type="string">
            <text:p text:style-name="P27">RF08</text:p>
          </table:table-cell>
          <table:table-cell table:style-name="RequisitosFuncionais.A2" office:value-type="string">
            <text:p text:style-name="P27">Criar carta</text:p>
          </table:table-cell>
          <table:table-cell table:style-name="RequisitosFuncionais.A2" office:value-type="string">
            <text:p text:style-name="P27">Agente</text:p>
          </table:table-cell>
          <table:table-cell table:style-name="RequisitosFuncionais.D2" office:value-type="string">
            <text:p text:style-name="P27">O sistema deve ser capaz de criar uma carta em formato pdf personalizada para cada venda. A carat deve conter um texto previamente definido mas adaptado com o nome do cliente e seus acompanhantes e também com o destino da viagem. </text:p>
          </table:table-cell>
        </table:table-row>
        <table:table-row>
          <table:table-cell table:style-name="RequisitosFuncionais.A2" office:value-type="string">
            <text:p text:style-name="P27">RF09</text:p>
          </table:table-cell>
          <table:table-cell table:style-name="RequisitosFuncionais.A2" office:value-type="string">
            <text:p text:style-name="P27">Manter cadastro de interesses</text:p>
          </table:table-cell>
          <table:table-cell table:style-name="RequisitosFuncionais.A2" office:value-type="string">
            <text:p text:style-name="P27">Agente</text:p>
          </table:table-cell>
          <table:table-cell table:style-name="RequisitosFuncionais.D2" office:value-type="string">
            <text:p text:style-name="P24">O sistema deve ser capaz de cadastrar e alterar cadastros de <text:span text:style-name="T12">interesses. Os interesses devem conter um cliente interessado em algum destino ou um cliente interessado em alguma data. Deve ser permitido cadastrar um interesse com um cliente genérico (que não possua cadastro, apenas um nome) e também deve ser possível filtrar os interesses tanto por destino quanto por data.</text:span></text:p>
          </table:table-cell>
        </table:table-row>
        <table:table-row>
          <table:table-cell table:style-name="RequisitosFuncionais.A2" office:value-type="string">
            <text:p text:style-name="P27">RF10</text:p>
          </table:table-cell>
          <table:table-cell table:style-name="RequisitosFuncionais.A2" office:value-type="string">
            <text:p text:style-name="P27">Gerar relatório por funcionário</text:p>
          </table:table-cell>
          <table:table-cell table:style-name="RequisitosFuncionais.A2" office:value-type="string">
            <text:p text:style-name="P27">Administrador</text:p>
          </table:table-cell>
          <table:table-cell table:style-name="RequisitosFuncionais.D2" office:value-type="string">
            <text:p text:style-name="P27">O sistema deve ser capaz de gerar um relatório para cada um de seus agentes cadastrados <text:span text:style-name="T13">ou de todos ao mesmo tempo</text:span>. As informações que o relatório deve conter <text:span text:style-name="T13">e a data que ele deve compreender</text:span> precisam ser selecionadas antes de gerá-lo. O relatório pode conter número de vendas, detalhamento de cada venda efetuada(<text:span text:style-name="T13">destino, valor, cliente, data, número do orçamento, número de noites) e valor total das vendas naquele período, valor de comissão do agente pelas vendas naquele período.</text:span></text:p>
          </table:table-cell>
        </table:table-row>
        <table:table-row>
          <table:table-cell table:style-name="RequisitosFuncionais.A2" office:value-type="string">
            <text:p text:style-name="P29">RF11</text:p>
          </table:table-cell>
          <table:table-cell table:style-name="RequisitosFuncionais.A2" office:value-type="string">
            <text:p text:style-name="P29">Gerar relatório por destino</text:p>
          </table:table-cell>
          <table:table-cell table:style-name="RequisitosFuncionais.A2" office:value-type="string">
            <text:p text:style-name="P29">Administrador</text:p>
          </table:table-cell>
          <table:table-cell table:style-name="RequisitosFuncionais.D2" office:value-type="string">
            <text:p text:style-name="P28">O sistema deve ser capaz de gerar um relatório para cada um de seus <text:span text:style-name="T13">destinos</text:span> cadastrados. As informações que o relatório deve conter <text:span text:style-name="T13">e a data que ele deve compreender</text:span> precisam ser selecionadas antes de gerá-lo. <text:span text:style-name="T13">O relatório pode conter número de noites vendidas para aquele destino, número de vendas que cada agente fez para aquele destino, clientes que compraram para aquele destino, valores total e individuais de cada venda feita para o respectivo destino e número de interessados naquele destino.</text:span></text:p>
          </table:table-cell>
        </table:table-row>
        <table:table-row>
          <table:table-cell table:style-name="RequisitosFuncionais.A2" office:value-type="string">
            <text:p text:style-name="P29">RF12</text:p>
          </table:table-cell>
          <table:table-cell table:style-name="RequisitosFuncionais.A2" office:value-type="string">
            <text:p text:style-name="P29">Gerar relatório geral</text:p>
          </table:table-cell>
          <table:table-cell table:style-name="RequisitosFuncionais.A2" office:value-type="string">
            <text:p text:style-name="P29">Administrador</text:p>
          </table:table-cell>
          <table:table-cell table:style-name="RequisitosFuncionais.D2" office:value-type="string">
            <text:p text:style-name="P28">O sistema deve ser capaz de gerar um relatório <text:span text:style-name="T13">geral da agência</text:span>. As informações que o relatório deve conter <text:span text:style-name="T13">e a data que ele deve compreender</text:span> precisam ser selecionadas antes de gerá-lo. <text:span text:style-name="T13">O relatório pode conter número total de viagens vendidas, valor total de vendas, destino mais </text:span><text:soft-page-break/><text:span text:style-name="T13">vendido, detalhamento de cada venda(destino, valor, cliente, data, número do orçamento, número de noites, agente que vendeu)</text:span></text:p>
          </table:table-cell>
        </table:table-row>
      </table:table>
      <text:p text:style-name="P18"/>
      <text:h text:style-name="ABNT_20_-_20_Título_20_1" text:outline-level="1"><text:bookmark-start text:name="__RefHeading__627_1891838044"/><text:span text:style-name="T1">Githu</text:span><text:span text:style-name="T6">B</text:span><text:bookmark-end text:name="__RefHeading__627_1891838044"/></text:h>
      <text:p text:style-name="P9">O repositório digital do presente trabalho se encontra em:</text:p>
      <text:p text:style-name="P9"><text:a xlink:type="simple" xlink:href="https://github.com/LuizHRF/Trabalho_Integrador" text:style-name="Internet_20_link" text:visited-style-name="Visited_20_Internet_20_Link">https://github.com/LuizHRF/Trabalho_Integrad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3" svg:font-family="'Times New Roman'" style:font-family-generic="roman" style:font-pitch="variable"/>
    <style:font-face style:name="Times New Roman1" svg:font-family="'Times New Roman'" style:font-adornments="Itálico" style:font-family-generic="roman" style:font-pitch="variable"/>
    <style:font-face style:name="Times New Roman2" svg:font-family="'Times New Roman'" style:font-adornments="Negrito" style:font-family-generic="roman" style:font-pitch="variable"/>
    <style:font-face style:name="Times New Roman" svg:font-family="'Times New Roman'" style:font-adornments="Normal"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4"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7.999cm" fo:margin-right="0cm" fo:line-height="100%" fo:text-align="justify" style:justify-single-word="false" fo:orphans="2" fo:widows="2" fo:text-indent="0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ABNT_20_-_20_Corpo_20_de_20_texto" style:display-name="ABNT - Corpo de texto" style:family="paragraph" style:parent-style-name="Standard" style:master-page-name="">
      <style:paragraph-properties fo:margin-left="0cm" fo:margin-right="0cm" fo:line-height="150%" fo:text-align="justify" style:justify-single-word="false" fo:text-indent="1.251cm" style:auto-text-indent="false" style:page-number="auto"/>
      <style:text-properties style:font-name="Times New Roman" fo:font-family="'Times New Roman'" style:font-style-name="Normal" style:font-family-generic="roman" style:font-pitch="variable" officeooo:rsid="0075bcfc"/>
    </style:style>
    <style:style style:name="ABNT_20_-_20_Título_20_1" style:display-name="ABNT - Título 1" style:family="paragraph" style:parent-style-name="ABNT_20_-_20_Corpo_20_de_20_texto" style:next-style-name="ABNT_20_-_20_Corpo_20_de_20_texto" style:default-outline-level="1" style:master-page-name="">
      <style:paragraph-properties fo:margin-left="0cm" fo:margin-right="0cm" fo:margin-top="0cm" fo:margin-bottom="0.9cm" loext:contextual-spacing="false" fo:line-height="150%" fo:text-align="start" style:justify-single-word="false" style:register-true="false" fo:text-indent="0cm" style:auto-text-indent="false" style:page-number="auto" fo:break-before="page" fo:keep-with-next="always" style:vertical-align="baseline">
        <style:tab-stops/>
      </style:paragraph-properties>
      <style:text-properties fo:text-transform="uppercase" fo:font-weight="bold"/>
    </style:style>
    <style:style style:name="ABNT_20_-_20_Título_20_2" style:display-name="ABNT - Título 2" style:family="paragraph" style:parent-style-name="ABNT_20_-_20_Corpo_20_de_20_texto" style:next-style-name="ABNT_20_-_20_Corpo_20_de_20_texto" style:default-outline-level="2">
      <style:paragraph-properties fo:margin-left="0cm" fo:margin-right="0cm" fo:margin-top="0.9cm" fo:margin-bottom="0.9cm" loext:contextual-spacing="false" fo:text-align="start" style:justify-single-word="false" fo:text-indent="0cm" style:auto-text-indent="false"/>
      <style:text-properties fo:text-transform="uppercase"/>
    </style:style>
    <style:style style:name="ABNT_20_-_20_Título_20_3" style:display-name="ABNT - Título 3" style:family="paragraph" style:parent-style-name="ABNT_20_-_20_Corpo_20_de_20_texto" style:next-style-name="ABNT_20_-_20_Corpo_20_de_20_texto" style:default-outline-level="3">
      <style:paragraph-properties fo:margin-left="0cm" fo:margin-right="0cm" fo:margin-top="0.9cm" fo:margin-bottom="0.9cm" loext:contextual-spacing="false" fo:text-align="start" style:justify-single-word="false" fo:text-indent="0cm" style:auto-text-indent="false"/>
      <style:text-properties fo:font-weight="bold" officeooo:rsid="0001a177"/>
    </style:style>
    <style:style style:name="ABNT_20_-_20_Título_20_4" style:display-name="ABNT - Título 4" style:family="paragraph" style:parent-style-name="ABNT_20_-_20_Corpo_20_de_20_texto" style:next-style-name="ABNT_20_-_20_Corpo_20_de_20_texto" style:default-outline-level="4">
      <style:paragraph-properties fo:margin-left="0cm" fo:margin-right="0cm" fo:margin-top="0.9cm" fo:margin-bottom="0.9cm" loext:contextual-spacing="false" fo:text-align="start" style:justify-single-word="false" fo:text-indent="0cm" style:auto-text-indent="false"/>
      <style:text-properties officeooo:rsid="000283cd"/>
    </style:style>
    <style:style style:name="Heading_20_1" style:display-name="Heading 1" style:family="paragraph" style:parent-style-name="Heading" style:next-style-name="Text_20_body"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ABNT_20_-_20_Título_20_5" style:display-name="ABNT - Título 5" style:family="paragraph" style:parent-style-name="ABNT_20_-_20_Corpo_20_de_20_texto" style:next-style-name="ABNT_20_-_20_Corpo_20_de_20_texto" style:default-outline-level="5">
      <style:paragraph-properties fo:margin-left="0cm" fo:margin-right="0cm" fo:margin-top="0.9cm" fo:margin-bottom="0.9cm" loext:contextual-spacing="false" fo:text-align="start" style:justify-single-word="false" fo:text-indent="0cm" style:auto-text-indent="false"/>
      <style:text-properties fo:font-style="italic" officeooo:rsid="000283cd"/>
    </style:style>
    <style:style style:name="Heading_20_5" style:display-name="Heading 5" style:family="paragraph" style:parent-style-name="Heading" style:next-style-name="Text_20_body"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ABNT_20_-_20_Capa" style:display-name="ABNT - Capa" style:family="paragraph" style:parent-style-name="ABNT_20_-_20_Corpo_20_de_20_texto">
      <style:paragraph-properties fo:margin-left="0cm" fo:margin-right="0cm" fo:text-align="center" style:justify-single-word="false" fo:text-indent="0cm" style:auto-text-indent="false"/>
      <style:text-properties fo:text-transform="uppercase" fo:font-weight="bold"/>
    </style:style>
    <style:style style:name="ABNT_20_-_20_Natureza_20_do_20_trabalho" style:display-name="ABNT - Natureza do trabalho" style:family="paragraph" style:parent-style-name="Standard">
      <style:paragraph-properties fo:margin-left="7.999cm" fo:margin-right="0cm" fo:line-height="100%" fo:text-align="justify" style:justify-single-word="false" fo:text-indent="0cm" style:auto-text-indent="false"/>
      <style:text-properties style:font-name="Times New Roman" fo:font-family="'Times New Roman'" style:font-style-name="Normal" style:font-family-generic="roman" style:font-pitch="variable" fo:font-size="10pt" fo:font-weight="normal" officeooo:rsid="00147501" style:font-weight-asian="bold" style:font-weight-complex="bold"/>
    </style:style>
    <style:style style:name="ABNT_20_-_20_Folha_20_de_20_aprovação" style:display-name="ABNT - Folha de aprovação" style:family="paragraph" style:parent-style-name="ABNT_20_-_20_Capa">
      <style:text-properties fo:font-variant="normal" fo:text-transform="none" fo:font-weight="normal" officeooo:rsid="00092f8c"/>
    </style:style>
    <style:style style:name="ABNT_20_-_20_Dedicatória" style:display-name="ABNT - Dedicatória" style:family="paragraph" style:parent-style-name="Standard" style:next-style-name="ABNT_20_-_20_Corpo_20_de_20_texto" style:master-page-name="">
      <style:paragraph-properties fo:margin-left="7.999cm" fo:margin-right="0cm" fo:line-height="150%" fo:text-align="justify" style:justify-single-word="false" fo:text-indent="0cm" style:auto-text-indent="false" style:page-number="auto"/>
      <style:text-properties style:font-name="Times New Roman" fo:font-family="'Times New Roman'" style:font-style-name="Normal" style:font-family-generic="roman" style:font-pitch="variable" fo:font-weight="normal" officeooo:rsid="00147501" style:font-weight-asian="bold" style:font-weight-complex="bold"/>
    </style:style>
    <style:style style:name="ABNT_20_-_20_Títulos_20_centralizados" style:display-name="ABNT - Títulos centralizados" style:family="paragraph" style:parent-style-name="ABNT_20_-_20_Corpo_20_de_20_texto" style:next-style-name="ABNT_20_-_20_Corpo_20_de_20_texto">
      <style:paragraph-properties fo:margin-left="0cm" fo:margin-right="0cm" fo:margin-top="0cm" fo:margin-bottom="0.9cm" loext:contextual-spacing="false" fo:text-align="center" style:justify-single-word="false" fo:text-indent="0cm" style:auto-text-indent="false"/>
      <style:text-properties fo:text-transform="uppercase" fo:font-weight="bold"/>
    </style:style>
    <style:style style:name="Texto_20_normal_20_do_20_trabalho" style:display-name="Texto normal do trabalho" style:family="paragraph" style:master-page-name="">
      <style:paragraph-properties fo:margin-left="0cm" fo:margin-right="0cm" fo:line-height="150%" fo:text-align="justify" style:justify-single-word="false" fo:text-indent="1.251cm" style:auto-text-indent="false" style:page-number="auto">
        <style:tab-stops/>
      </style:paragraph-properties>
      <style:text-properties fo:font-weight="normal" officeooo:rsid="00147501" style:font-weight-asian="bold" style:font-weight-complex="bold"/>
    </style:style>
    <style:style style:name="ABNT_20_-_20_Resumo" style:display-name="ABNT - Resumo" style:family="paragraph" style:parent-style-name="ABNT_20_-_20_Corpo_20_de_20_texto" style:master-page-name="">
      <style:paragraph-properties fo:margin-left="0cm" fo:margin-right="0cm" fo:text-indent="0cm" style:auto-text-indent="false" style:page-number="auto"/>
    </style:style>
    <style:style style:name="ABNT_20_-_20_Citação_20_direta_20_longa" style:display-name="ABNT - Citação direta longa" style:family="paragraph" style:parent-style-name="ABNT_20_-_20_Corpo_20_de_20_texto" style:next-style-name="ABNT_20_-_20_Corpo_20_de_20_texto">
      <style:paragraph-properties fo:margin-left="4.001cm" fo:margin-right="0cm" fo:margin-top="1cm" fo:margin-bottom="1cm" loext:contextual-spacing="false" fo:line-height="100%" fo:text-indent="0cm" style:auto-text-indent="false"/>
      <style:text-properties style:font-name="Times New Roman" fo:font-family="'Times New Roman'" style:font-style-name="Normal" style:font-family-generic="roman" style:font-pitch="variable" fo:font-size="10pt" officeooo:rsid="000efded"/>
    </style:style>
    <style:style style:name="Normal_20_Table" style:display-name="Normal Table" style:family="paragraph" style:default-outline-level="">
      <style:paragraph-properties fo:margin-top="0cm" fo:margin-bottom="0.353cm" loext:contextual-spacing="false" fo:line-height="115%" fo:text-align="start" style:justify-single-word="false" fo:orphans="2" fo:widows="2" style:vertical-align="auto"/>
      <style:text-properties style:font-name="Calibri" fo:font-family="Calibri" style:font-family-generic="roman" style:font-pitch="variable" fo:font-size="11pt" fo:language="pt" fo:country="BR" style:font-name-asian="Calibri1" style:font-family-asian="Calibri" style:font-family-generic-asian="system" style:font-pitch-asian="variable" style:font-size-asian="11pt" style:language-asian="en" style:country-asian="US" style:font-name-complex="Times New Roman4" style:font-family-complex="'Times New Roman'" style:font-family-generic-complex="system" style:font-pitch-complex="variable" style:font-size-complex="11pt" style:language-complex="ar" style:country-complex="SA"/>
    </style:style>
    <style:style style:name="Citação_20_direta_20_longa" style:display-name="Citação direta longa" style:family="paragraph" style:parent-style-name="Text" style:default-outline-level="">
      <style:paragraph-properties fo:margin-left="4.001cm" fo:margin-right="0cm" fo:margin-top="0.212cm" fo:margin-bottom="0.212cm" loext:contextual-spacing="false" fo:line-height="100%" fo:text-align="justify" style:justify-single-word="false" fo:text-indent="0cm" style:auto-text-indent="false"/>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99cm" style:type="center"/>
          <style:tab-stop style:position="16cm" style:type="right"/>
        </style:tab-stops>
      </style:paragraph-properties>
    </style:style>
    <style:style style:name="Figure" style:family="paragraph" style:parent-style-name="Caption" style:class="extra" style:master-page-name="">
      <style:paragraph-properties fo:margin-left="0cm" fo:margin-right="0cm" fo:margin-top="0cm" fo:margin-bottom="0cm" loext:contextual-spacing="false" fo:line-height="150%" fo:text-align="center" style:justify-single-word="false" fo:text-indent="0cm" style:auto-text-indent="false" style:page-number="auto"/>
      <style:text-properties style:font-name="Times New Roman1" fo:font-family="'Times New Roman'" style:font-style-name="Itálico" style:font-family-generic="roman" style:font-pitch="variable" fo:font-style="normal"/>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cm" style:type="right" style:leader-style="dotted" style:leader-text="."/>
        </style:tab-stops>
      </style:paragraph-properties>
      <style:text-properties fo:text-transform="uppercase" style:font-name="Times New Roman2" fo:font-family="'Times New Roman'" style:font-style-name="Negrito" style:font-family-generic="roman" style:font-pitch="variable" fo:font-weight="bold"/>
    </style:style>
    <style:style style:name="Contents_20_2" style:display-name="Contents 2" style:family="paragraph" style:parent-style-name="Index" style:class="index">
      <style:paragraph-properties fo:margin-left="0cm" fo:margin-right="0cm" fo:line-height="150%" fo:text-indent="0cm" style:auto-text-indent="false">
        <style:tab-stops>
          <style:tab-stop style:position="15.501cm" style:type="right" style:leader-style="dotted" style:leader-text="."/>
        </style:tab-stops>
      </style:paragraph-properties>
      <style:text-properties fo:text-transform="uppercase" style:font-name="Times New Roman" fo:font-family="'Times New Roman'" style:font-style-name="Normal" style:font-family-generic="roman" style:font-pitch="variable"/>
    </style:style>
    <style:style style:name="Contents_20_3" style:display-name="Contents 3" style:family="paragraph" style:parent-style-name="Index" style:class="index" style:master-page-name="">
      <style:paragraph-properties fo:margin-left="0cm" fo:margin-right="0cm" fo:line-height="150%" fo:text-indent="0cm" style:auto-text-indent="false" style:page-number="auto">
        <style:tab-stops>
          <style:tab-stop style:position="15.002cm" style:type="right" style:leader-style="dotted" style:leader-text="."/>
        </style:tab-stops>
      </style:paragraph-properties>
      <style:text-properties style:font-name="Times New Roman2" fo:font-family="'Times New Roman'" style:font-style-name="Negrito" style:font-family-generic="roman" style:font-pitch="variable" fo:font-weight="bold"/>
    </style:style>
    <style:style style:name="Contents_20_4" style:display-name="Contents 4" style:family="paragraph" style:parent-style-name="Index" style:class="index">
      <style:paragraph-properties fo:margin-left="0cm" fo:margin-right="0cm" fo:line-height="150%" fo:text-indent="0cm" style:auto-text-indent="false">
        <style:tab-stops>
          <style:tab-stop style:position="14.503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Contents_20_5" style:display-name="Contents 5" style:family="paragraph" style:parent-style-name="Index" style:class="index">
      <style:paragraph-properties fo:margin-left="0cm" fo:margin-right="0cm" fo:line-height="150%" fo:text-indent="0cm" style:auto-text-indent="false">
        <style:tab-stops>
          <style:tab-stop style:position="14.004cm" style:type="right" style:leader-style="dotted" style:leader-text="."/>
        </style:tab-stops>
      </style:paragraph-properties>
      <style:text-properties style:font-name="Times New Roman1" fo:font-family="'Times New Roman'" style:font-style-name="Itálico" style:font-family-generic="roman" style:font-pitch="variable" fo:font-style="italic"/>
    </style:style>
    <style:style style:name="ABNT_20_-_20_Fonte_20_ilustrações" style:display-name="ABNT - Fonte ilustrações" style:family="paragraph" style:parent-style-name="ABNT_20_-_20_Corpo_20_de_20_texto" style:next-style-name="ABNT_20_-_20_Corpo_20_de_20_texto" style:master-page-name="">
      <style:paragraph-properties fo:margin-left="0cm" fo:margin-right="0cm" fo:line-height="100%" fo:text-align="center" style:justify-single-word="false" fo:text-indent="0cm" style:auto-text-indent="false" style:page-number="auto"/>
      <style:text-properties fo:font-size="10pt" officeooo:rsid="00159cc5"/>
    </style:style>
    <style:style style:name="ABNT_20_-_20_Fontes_20_ilustrações" style:display-name="ABNT - Fontes ilustrações" style:family="paragraph" style:next-style-name="ABNT_20_-_20_Corpo_20_de_20_texto" style:master-page-name="">
      <style:paragraph-properties fo:margin-top="0.101cm" fo:margin-bottom="0cm" loext:contextual-spacing="false" fo:text-align="center" style:justify-single-word="false" style:page-number="auto"/>
      <style:text-properties style:font-name="Times New Roman" fo:font-family="'Times New Roman'" style:font-style-name="Normal" style:font-family-generic="roman" style:font-pitch="variable" fo:font-size="10pt" officeooo:rsid="0017ce6e"/>
    </style:style>
    <style:style style:name="ABNT_20_-_20_Título_20_6" style:display-name="ABNT - Título 6" style:family="paragraph" style:parent-style-name="ABNT_20_-_20_Corpo_20_de_20_texto" style:next-style-name="ABNT_20_-_20_Corpo_20_de_20_texto" style:default-outline-level="6" style:master-page-name="">
      <style:paragraph-properties fo:margin-left="0cm" fo:margin-right="0cm" fo:margin-top="0cm" fo:margin-bottom="0.9cm" loext:contextual-spacing="false" fo:text-align="center" style:justify-single-word="false" fo:text-indent="0cm" style:auto-text-indent="false" style:page-number="auto" fo:break-before="page"/>
      <style:text-properties fo:font-variant="normal" fo:text-transform="none" fo:font-weight="bold" officeooo:rsid="0017ec26"/>
    </style:style>
    <style:style style:name="Referências" style:family="paragraph" style:parent-style-name="Standard" style:default-outline-level="">
      <style:paragraph-properties fo:margin-top="0cm" fo:margin-bottom="0cm" loext:contextual-spacing="false" fo:line-height="100%"/>
      <style:text-properties style:font-name="Times" fo:font-family="Times" style:font-family-generic="roman" style:font-pitch="variable" fo:font-size="12pt" style:font-size-asian="12pt"/>
    </style:style>
    <style:style style:name="ABNT_20_-_20_Referências" style:display-name="ABNT - Referências" style:family="paragraph" style:parent-style-name="ABNT_20_-_20_Corpo_20_de_20_texto" style:master-page-name="">
      <style:paragraph-properties fo:margin-left="0cm" fo:margin-right="0cm" fo:margin-top="0cm" fo:margin-bottom="0.499cm" loext:contextual-spacing="false" fo:line-height="100%" fo:text-align="start" style:justify-single-word="false" fo:text-indent="0cm" style:auto-text-indent="false" style:page-number="auto"/>
      <style:text-properties officeooo:rsid="0017ec26"/>
    </style:style>
    <style:style style:name="Heading_20_6" style:display-name="Heading 6" style:family="paragraph" style:parent-style-name="Heading" style:next-style-name="Text_20_body"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0cm" fo:margin-right="0cm" fo:line-height="150%" fo:text-align="start" style:justify-single-word="false" fo:text-indent="0cm" style:auto-text-indent="false">
        <style:tab-stops>
          <style:tab-stop style:position="13.504cm" style:type="right" style:leader-style="dotted" style:leader-text="."/>
        </style:tab-stops>
      </style:paragraph-properties>
      <style:text-properties fo:font-variant="normal" fo:text-transform="none" style:font-name="Times New Roman2" fo:font-family="'Times New Roman'" style:font-style-name="Negrito" style:font-family-generic="roman" style:font-pitch="variable" fo:font-weight="bold"/>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ABNT_20_-_20_Corpo_20_de_20_texto" style:class="extra" style:master-page-name="">
      <style:paragraph-properties fo:margin-left="0cm" fo:margin-right="0cm" fo:line-height="150%" fo:text-align="center" style:justify-single-word="false" fo:text-indent="0cm" style:auto-text-indent="false" style:page-number="auto"/>
      <style:text-properties fo:font-size="12pt" officeooo:rsid="001d8c85"/>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NT_20_-_20_Fontes_20_tabelas" style:display-name="ABNT - Fontes tabelas" style:family="paragraph" style:parent-style-name="ABNT_20_-_20_Corpo_20_de_20_texto">
      <style:paragraph-properties fo:margin-left="0cm" fo:margin-right="0cm" fo:margin-top="0.101cm" fo:margin-bottom="0cm" loext:contextual-spacing="false" fo:text-indent="0cm" style:auto-text-indent="false"/>
      <style:text-properties fo:font-size="10pt" officeooo:rsid="001dc3bf"/>
    </style:style>
    <style:style style:name="Quadro" style:family="paragraph" style:parent-style-name="Caption">
      <style:paragraph-properties fo:margin-left="0cm" fo:margin-right="0cm" fo:text-align="center" style:justify-single-word="false" fo:text-indent="0cm" style:auto-text-indent="false"/>
      <style:text-properties style:font-name="Times New Roman" fo:font-family="'Times New Roman'" style:font-style-name="Normal" style:font-family-generic="roman" style:font-pitch="variable" fo:font-style="normal"/>
    </style:style>
    <style:style style:name="Figure_20_Index_20_1" style:display-name="Figur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Table_20_index_20_1" style:display-name="Table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Gráfico" style:family="paragraph" style:parent-style-name="Caption" style:master-page-name="">
      <style:paragraph-properties fo:margin-left="0cm" fo:margin-right="0cm" fo:margin-top="0cm" fo:margin-bottom="0.199cm" loext:contextual-spacing="false" fo:line-height="150%" fo:text-align="center" style:justify-single-word="false" fo:text-indent="0cm" style:auto-text-indent="false" style:page-number="auto"/>
      <style:text-properties style:font-name="Times New Roman" fo:font-family="'Times New Roman'" style:font-style-name="Normal" style:font-family-generic="roman" style:font-pitch="variable" fo:font-style="normal"/>
    </style:style>
    <style:style style:name="ABNT_20_-_20_Folha_20_de_20_aprovação_20_-_20_Banca" style:display-name="ABNT - Folha de aprovação - Banca" style:family="paragraph" style:parent-style-name="ABNT_20_-_20_Folha_20_de_20_aprovação">
      <style:paragraph-properties fo:line-height="100%"/>
    </style:style>
    <style:style style:name="ABNT_20_-_20_Epígrafe_20_citação_20_longa" style:display-name="ABNT - Epígrafe citação longa" style:family="paragraph" style:parent-style-name="ABNT_20_-_20_Dedicatória" style:next-style-name="ABNT_20_-_20_Corpo_20_de_20_texto" style:master-page-name="">
      <style:paragraph-properties fo:margin-left="4.001cm" fo:margin-right="0cm" fo:line-height="100%" fo:text-indent="0cm" style:auto-text-indent="false" style:page-number="auto"/>
      <style:text-properties fo:font-size="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line-height="150%" fo:text-indent="0cm" style:auto-text-indent="false">
        <style:tab-stops>
          <style:tab-stop style:position="16cm" style:type="right" style:leader-style="dotted" style:leader-text="."/>
        </style:tab-stops>
      </style:paragraph-properties>
      <style:text-properties style:font-name="Times New Roman" fo:font-family="'Times New Roman'" style:font-style-name="Normal" style:font-family-generic="roman" style:font-pitch="variable"/>
    </style:style>
    <style:style style:name="ABNT_20_-_20_Lista_20_de_20_abreviaturas" style:display-name="ABNT - Lista de abreviaturas" style:family="paragraph" style:parent-style-name="ABNT_20_-_20_Corpo_20_de_20_texto">
      <style:paragraph-properties fo:margin-left="0cm" fo:margin-right="0cm" fo:text-align="start" style:justify-single-word="false" fo:text-indent="0cm" style:auto-text-indent="fals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Folha_20_de_20_rosto_20_-_20_Natureza_20_do_20_trabalho" style:display-name="Folha de rosto - Natureza do trabalho" style:family="text">
      <style:text-properties style:font-name="Times New Roman2" fo:font-family="'Times New Roman'" style:font-style-name="Negrito" style:font-family-generic="roman" style:font-pitch="variable" fo:font-size="10pt" fo:font-weight="normal" officeooo:rsid="001513ad"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ha_20_de_20_rosto_20_-_20_Orientador" style:display-name="Folha de rosto - Orientador" style:family="text">
      <style:text-properties style:font-name="Times New Roman2" fo:font-family="'Times New Roman'" style:font-style-name="Negrito" style:font-family-generic="roman" style:font-pitch="variable" fo:font-weight="normal" officeooo:rsid="00147501" style:font-weight-asian="normal" style:font-weight-complex="normal"/>
    </style:style>
    <style:style style:name="Numbering_20_Symbols" style:display-name="Numbering Symbols" style:family="text"/>
    <style:style style:name="Dedicatória_20_e_20_epígrafe" style:display-name="Dedicatória e epígrafe" style:family="text">
      <style:text-properties style:font-name="Times New Roman2" fo:font-family="'Times New Roman'" style:font-style-name="Negrito" style:font-family-generic="roman" style:font-pitch="variable" fo:font-weight="normal" officeooo:rsid="0019af48" style:font-weight-asian="normal" style:font-weight-complex="normal"/>
    </style:style>
    <style:style style:name="Texto_20_normal_20_do_20_trabalho" style:display-name="Texto normal do trabalho" style:family="text">
      <style:text-properties style:font-name="Times New Roman2" fo:font-family="'Times New Roman'" style:font-style-name="Negrito" style:font-family-generic="roman" style:font-pitch="variable" fo:font-weight="normal" officeooo:rsid="0019eff7" style:font-weight-asian="normal" style:font-weight-complex="normal"/>
    </style:style>
    <style:style style:name="Default_20_Paragraph_20_Font" style:display-name="Default Paragraph Font" style:family="text"/>
    <style:style style:name="Citation" style:family="text">
      <style:text-properties fo:font-style="italic" style:font-style-asian="italic" style:font-style-complex="italic"/>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ABNT_20_-_20_Título_20_ilustrações" style:display-name="ABNT - Título ilustrações" style:family="text">
      <style:text-properties style:font-name="Times New Roman" fo:font-family="'Times New Roman'" style:font-style-name="Normal" style:font-family-generic="roman" style:font-pitch="variable" officeooo:rsid="0019357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1" text:display-levels="2">
        <style:list-level-properties text:list-level-position-and-space-mode="label-alignment">
          <style:list-level-label-alignment text:label-followed-by="space"/>
        </style:list-level-properties>
      </text:outline-level-style>
      <text:outline-level-style text:level="3" style:num-format="1" text:display-levels="3">
        <style:list-level-properties text:list-level-position-and-space-mode="label-alignment">
          <style:list-level-label-alignment text:label-followed-by="space"/>
        </style:list-level-properties>
      </text:outline-level-style>
      <text:outline-level-style text:level="4" style:num-format="1" text:display-levels="4">
        <style:list-level-properties text:list-level-position-and-space-mode="label-alignment">
          <style:list-level-label-alignment text:label-followed-by="space"/>
        </style:list-level-properties>
      </text:outline-level-style>
      <text:outline-level-style text:level="5" style:num-format="1" text:display-levels="5">
        <style:list-level-properties text:list-level-position-and-space-mode="label-alignment">
          <style:list-level-label-alignment text:label-followed-by="space"/>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fo:font-family="OpenSymbol" style:font-charset="x-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3" fo:font-size="10pt" style:font-size-asian="10pt" style:font-size-complex="10pt"/>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header>
        <text:p text:style-name="MP1"><text:page-number text:select-page="current">8</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2T13:33:31.335000000</meta:creation-date>
    <dc:date>2023-08-31T21:49:09.613000000</dc:date>
    <meta:editing-duration>PT9H51M19S</meta:editing-duration>
    <meta:editing-cycles>61</meta:editing-cycles>
    <meta:generator>LibreOffice/4.3.3.2$Windows_x86 LibreOffice_project/9bb7eadab57b6755b1265afa86e04bf45fbfc644</meta:generator>
    <meta:document-statistic meta:table-count="1" meta:image-count="0" meta:object-count="0" meta:page-count="8" meta:paragraph-count="88" meta:word-count="954" meta:character-count="6134" meta:non-whitespace-character-count="5270"/>
  </office:meta>
</office:document-meta>
</file>